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7" svg:font-family="Ca7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7.163cm" svg:x="0.001cm" svg:y="2.733cm" presentation:class="title" presentation:user-transformed="true">
          <draw:text-box>
            <text:p text:style-name="P1"><text:s/>Dios de esta ciuda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1">Eres Dios de este pueblo</text:span><text:span text:style-name="T1"><text:line-break/></text:span><text:span text:style-name="T1">Eres Rey de esta gente</text:span><text:span text:style-name="T1"><text:line-break/></text:span><text:span text:style-name="T1">Y Señor de naciones, mi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1">Eres luz en tinieblas</text:span><text:span text:style-name="T1"><text:line-break/></text:span><text:span text:style-name="T1">Esperanza del pobre</text:span><text:span text:style-name="T1"><text:line-break/></text:span><text:span text:style-name="T1">Y la paz del cansado, mi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1">Eres luz en tinieblas</text:span><text:span text:style-name="T1"><text:line-break/></text:span><text:span text:style-name="T1">Esperanza del pobre</text:span><text:span text:style-name="T1"><text:line-break/></text:span><text:span text:style-name="T1">Y la paz del cansado, mi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1">No hay nadie como nuestro Dios</text:span><text:span text:style-name="T1"><text:line-break/></text:span><text:span text:style-name="T1">No hay nadie como nuestro Dios</text:span><text:span text:style-name="T1"><text:line-break/></text:span><text:span text:style-name="T1">No hay nadie como nuestro Di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1">//Grandes cosas por venir</text:span><text:span text:style-name="T1"><text:line-break/></text:span><text:span text:style-name="T1">Grandes cosas se haran</text:span><text:span text:style-name="T1"><text:line-break/></text:span><text:span text:style-name="T1">en esta ciudad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1">//Grandes cosas por venir</text:span><text:span text:style-name="T1"><text:line-break/></text:span><text:span text:style-name="T1">Grandes cosas se haran</text:span><text:span text:style-name="T1"><text:line-break/></text:span><text:span text:style-name="T1">en esta Mexico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7.999cm" svg:height="15.75cm" svg:x="0.001cm" svg:y="0cm" presentation:class="title" presentation:user-transformed="true">
          <draw:text-box>
            <text:p text:style-name="P3"><text:span text:style-name="T1">Grandes cosas por venir</text:span><text:span text:style-name="T1"><text:line-break/></text:span><text:span text:style-name="T1">Grandes cosas tu haras aqu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7" svg:font-family="Ca7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3T18:34:18.435000000</meta:creation-date>
    <dc:date>2023-02-23T20:16:49.147000000</dc:date>
    <meta:editing-duration>PT1H12M37S</meta:editing-duration>
    <meta:editing-cycles>1</meta:editing-cycles>
    <meta:document-statistic meta:object-count="45"/>
    <meta:generator>Real_Office/6.2.3.2$Windows_x86 LibreOffice_project/b40a93cffb3080b9876e40c60e03703e9bd35612</meta:generator>
  </office:meta>
</office:document-meta>
</file>